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4" style:family="graphic" style:parent-style-name="objectwithoutfill">
      <style:graphic-properties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2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font-size="12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PRt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1" draw:id="id1" draw:layer="layout" svg:width="1.215cm" svg:height="0.623cm" svg:x="1.548cm" svg:y="2.889cm">
          <text:p><text:span text:style-name="T3">RAi</text:span></text:p>
        </draw:rect>
        <draw:connector draw:style-name="gr7" draw:text-style-name="P2" draw:layer="layout" svg:x1="2.763cm" svg:y1="3.2cm" svg:x2="8.156cm" svg:y2="3.2cm" draw:start-shape="id1" draw:start-glue-point="1" draw:end-shape="id2" draw:end-glue-point="3" svg:d="M2763 3200h5393" svg:viewBox="0 0 5394 1">
          <text:p/>
        </draw:connector>
        <draw:rect draw:style-name="gr8" draw:text-style-name="P5" xml:id="id2" draw:id="id2" draw:layer="layout" svg:width="1.004cm" svg:height="0.416cm" svg:x="8.156cm" svg:y="2.992cm">
          <text:p/>
        </draw:rect>
        <draw:rect draw:style-name="gr8" draw:text-style-name="P5" xml:id="id4" draw:id="id4" draw:layer="layout" svg:width="1.004cm" svg:height="0.416cm" svg:x="8.156cm" svg:y="4.616cm">
          <text:p/>
        </draw:rect>
        <draw:connector draw:style-name="gr7" draw:text-style-name="P2" draw:layer="layout" svg:x1="6.46cm" svg:y1="7.265cm" svg:x2="8.156cm" svg:y2="4.824cm" draw:start-shape="id3" draw:start-glue-point="1" draw:end-shape="id4" draw:end-glue-point="3" svg:d="M6460 7265h848v-2441h848" svg:viewBox="0 0 1697 2442">
          <text:p/>
        </draw:connector>
        <draw:rect draw:style-name="gr8" draw:text-style-name="P5" xml:id="id5" draw:id="id5" draw:layer="layout" svg:width="1.004cm" svg:height="0.416cm" svg:x="5.456cm" svg:y="8.457cm">
          <text:p/>
        </draw:rect>
        <draw:rect draw:style-name="gr8" draw:text-style-name="P5" xml:id="id6" draw:id="id6" draw:layer="layout" svg:width="1.004cm" svg:height="0.416cm" svg:x="8.156cm" svg:y="9.416cm">
          <text:p/>
        </draw:rect>
        <draw:rect draw:style-name="gr8" draw:text-style-name="P5" draw:layer="layout" svg:width="1.004cm" svg:height="0.416cm" svg:x="8.156cm" svg:y="11.916cm">
          <text:p/>
        </draw:rect>
        <draw:connector draw:style-name="gr7" draw:text-style-name="P2" draw:layer="layout" svg:x1="6.46cm" svg:y1="8.665cm" svg:x2="8.156cm" svg:y2="9.624cm" draw:start-shape="id5" draw:start-glue-point="1" draw:end-shape="id6" draw:end-glue-point="3" svg:d="M6460 8665h848v959h848" svg:viewBox="0 0 1697 960">
          <text:p/>
        </draw:connector>
        <draw:rect draw:style-name="gr8" draw:text-style-name="P5" xml:id="id8" draw:id="id8" draw:layer="layout" svg:width="1.004cm" svg:height="0.416cm" svg:x="13.426cm" svg:y="7.156cm">
          <text:p/>
        </draw:rect>
        <draw:rect draw:style-name="gr8" draw:text-style-name="P5" xml:id="id10" draw:id="id10" draw:layer="layout" svg:width="1.004cm" svg:height="0.416cm" svg:x="13.426cm" svg:y="8.256cm">
          <text:p/>
        </draw:rect>
        <draw:rect draw:style-name="gr8" draw:text-style-name="P5" xml:id="id7" draw:id="id7" draw:layer="layout" svg:width="1.004cm" svg:height="0.416cm" svg:x="10.856cm" svg:y="4.616cm">
          <text:p/>
        </draw:rect>
        <draw:rect draw:style-name="gr8" draw:text-style-name="P5" xml:id="id9" draw:id="id9" draw:layer="layout" svg:width="1.004cm" svg:height="0.416cm" svg:x="10.856cm" svg:y="9.516cm">
          <text:p/>
        </draw:rect>
        <draw:connector draw:style-name="gr7" draw:text-style-name="P2" draw:layer="layout" svg:x1="11.86cm" svg:y1="4.824cm" svg:x2="13.426cm" svg:y2="7.364cm" draw:start-shape="id7" draw:start-glue-point="1" draw:end-shape="id8" draw:end-glue-point="3" svg:d="M11860 4824h783v2540h783" svg:viewBox="0 0 1567 2541">
          <text:p/>
        </draw:connector>
        <draw:connector draw:style-name="gr7" draw:text-style-name="P2" draw:layer="layout" svg:x1="11.86cm" svg:y1="9.724cm" svg:x2="13.426cm" svg:y2="8.464cm" draw:start-shape="id9" draw:start-glue-point="1" draw:end-shape="id10" draw:end-glue-point="3" svg:d="M11860 9724h783v-1260h783" svg:viewBox="0 0 1567 1261">
          <text:p/>
        </draw:connector>
        <draw:rect draw:style-name="gr9" draw:text-style-name="P7" xml:id="id11" draw:id="id11" draw:layer="layout" svg:width="2.125cm" svg:height="1.623cm" svg:x="13.349cm" svg:y="7.136cm" draw:corner-radius="0.25cm">
          <text:p text:style-name="P6"><text:span text:style-name="T4"><text:s/></text:span><text:span text:style-name="T4">Orm</text:span></text:p>
          <text:p text:style-name="P6"><text:span text:style-name="T5"><text:s text:c="4"/></text:span><text:span text:style-name="T5">pOutput</text:span><text:span text:style-name="T5"><text:line-break/></text:span><text:span text:style-name="T5"> <text:s text:c="5"/>Reply</text:span><text:span text:style-name="T5"><text:line-break/></text:span><text:span text:style-name="T5"> <text:s text:c="5"/>Multiplexer</text:span></text:p>
        </draw:rect>
        <draw:rect draw:style-name="gr6" draw:text-style-name="P4" xml:id="id12" draw:id="id12" draw:layer="layout" svg:width="1.172cm" svg:height="0.623cm" svg:x="18.302cm" svg:y="8.236cm">
          <text:p><text:span text:style-name="T3">RXe</text:span></text:p>
        </draw:rect>
        <draw:connector draw:style-name="gr7" draw:text-style-name="P2" draw:layer="layout" svg:x1="15.474cm" svg:y1="7.947cm" svg:x2="18.302cm" svg:y2="8.547cm" draw:start-shape="id11" draw:start-glue-point="1" draw:end-shape="id12" draw:end-glue-point="3" svg:d="M15474 7947h1414v600h1414" svg:viewBox="0 0 2829 601">
          <text:p/>
        </draw:connector>
        <draw:frame draw:style-name="gr10" draw:text-style-name="P8" draw:layer="layout" svg:width="3.685cm" svg:height="0.445cm" svg:x="15.543cm" svg:y="7.486cm">
          <draw:text-box>
            <text:p><text:span text:style-name="T6">soRXe_PortStateRep</text:span></text:p>
          </draw:text-box>
        </draw:frame>
        <draw:frame draw:style-name="gr10" draw:text-style-name="P8" draw:layer="layout" svg:width="5.233cm" svg:height="0.445cm" svg:x="11.972cm" svg:y="4.364cm">
          <draw:text-box>
            <text:p><text:span text:style-name="T6">sLptToOrm_LsnPortStateRsp</text:span></text:p>
          </draw:text-box>
        </draw:frame>
        <draw:frame draw:style-name="gr10" draw:text-style-name="P8" draw:layer="layout" svg:width="5.57cm" svg:height="0.445cm" svg:x="11.972cm" svg:y="9.241cm">
          <draw:text-box>
            <text:p><text:span text:style-name="T6">sFptToOrm_ActPortStateRsp</text:span></text:p>
          </draw:text-box>
        </draw:frame>
        <draw:rect draw:style-name="gr6" draw:text-style-name="P4" xml:id="id14" draw:id="id14" draw:layer="layout" svg:width="1.215cm" svg:height="0.623cm" svg:x="18.249cm" svg:y="2.889cm">
          <text:p><text:span text:style-name="T3">RAi</text:span></text:p>
        </draw:rect>
        <draw:rect draw:style-name="gr8" draw:text-style-name="P5" xml:id="id13" draw:id="id13" draw:layer="layout" svg:width="1.004cm" svg:height="0.416cm" svg:x="10.856cm" svg:y="2.992cm">
          <text:p/>
        </draw:rect>
        <draw:connector draw:style-name="gr7" draw:text-style-name="P2" draw:layer="layout" svg:x1="11.86cm" svg:y1="3.2cm" svg:x2="18.249cm" svg:y2="3.2cm" draw:start-shape="id13" draw:start-glue-point="1" draw:end-shape="id14" draw:end-glue-point="3" svg:d="M11860 3200h6389" svg:viewBox="0 0 6390 1">
          <text:p/>
        </draw:connector>
        <draw:g xml:id="id25" draw:id="id25">
          <draw:rect draw:style-name="gr9" draw:text-style-name="P7" draw:layer="layout" svg:width="3.899cm" svg:height="3.785cm" svg:x="8.03cm" svg:y="1.838cm" draw:corner-radius="0.25cm">
            <text:p text:style-name="P6"><text:span text:style-name="T4"><text:s/></text:span><text:span text:style-name="T4">Lpt</text:span></text:p>
            <text:p text:style-name="P6"><text:span text:style-name="T5"><text:s text:c="4"/></text:span><text:span text:style-name="T5">pListeningPortTable</text:span><text:span text:style-name="T4"> </text:span></text:p>
          </draw:rect>
          <draw:custom-shape draw:style-name="gr11" draw:text-style-name="P10" draw:layer="layout" svg:width="2.828cm" svg:height="1.831cm" svg:x="8.553cm" svg:y="3.127cm">
            <text:p text:style-name="P9"><text:span text:style-name="T5">Static Ports</text:span></text:p>
            <text:p text:style-name="P9"><text:span text:style-name="T5">[0..32767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0" draw:text-style-name="P8" draw:layer="layout" svg:width="3.503cm" svg:height="0.445cm" svg:x="12.033cm" svg:y="2.761cm">
          <draw:text-box>
            <text:p><text:span text:style-name="T6">soRAi_OpenPortRep</text:span></text:p>
          </draw:text-box>
        </draw:frame>
        <draw:frame draw:style-name="gr10" draw:text-style-name="P8" draw:layer="layout" svg:width="3.37cm" svg:height="0.445cm" svg:x="2.862cm" svg:y="2.761cm">
          <draw:text-box>
            <text:p><text:span text:style-name="T6">siRAi_OpenPortReq</text:span></text:p>
          </draw:text-box>
        </draw:frame>
        <draw:rect draw:style-name="gr6" draw:text-style-name="P4" xml:id="id15" draw:id="id15" draw:layer="layout" svg:width="1.172cm" svg:height="0.623cm" svg:x="1.506cm" svg:y="6.124cm">
          <text:p><text:span text:style-name="T3">RXe</text:span></text:p>
        </draw:rect>
        <draw:rect draw:style-name="gr12" draw:text-style-name="P9" draw:layer="layout" svg:width="18cm" svg:height="11.988cm" svg:x="1.508cm" svg:y="1.457cm">
          <text:p/>
        </draw:rect>
        <draw:connector draw:style-name="gr7" draw:text-style-name="P2" draw:layer="layout" svg:x1="2.678cm" svg:y1="6.435cm" svg:x2="4.471cm" svg:y2="7.947cm" draw:start-shape="id15" draw:start-glue-point="1" draw:end-shape="id16" draw:end-glue-point="3" svg:d="M2678 6435h897v1512h896" svg:viewBox="0 0 1794 1513">
          <text:p/>
        </draw:connector>
        <draw:frame draw:style-name="gr10" draw:text-style-name="P8" draw:layer="layout" svg:width="3.418cm" svg:height="0.445cm" svg:x="2.772cm" svg:y="6.015cm">
          <draw:text-box>
            <text:p><text:span text:style-name="T6">siRXe_PortStateReq</text:span></text:p>
          </draw:text-box>
        </draw:frame>
        <draw:connector draw:style-name="gr7" draw:text-style-name="P2" draw:layer="layout" svg:x1="6.454cm" svg:y1="7.947cm" svg:x2="13.349cm" svg:y2="7.947cm" draw:start-shape="id16" draw:start-glue-point="1" draw:end-shape="id11" draw:end-glue-point="3" svg:d="M6454 7947h6895" svg:viewBox="0 0 6896 1">
          <text:p/>
        </draw:connector>
        <draw:frame draw:style-name="gr10" draw:text-style-name="P8" draw:layer="layout" svg:width="4.009cm" svg:height="0.445cm" svg:x="6.708cm" svg:y="7.538cm">
          <draw:text-box>
            <text:p><text:span text:style-name="T6">sIrrToOrm_QueryRange</text:span></text:p>
          </draw:text-box>
        </draw:frame>
        <draw:rect draw:style-name="gr6" draw:text-style-name="P4" xml:id="id18" draw:id="id18" draw:layer="layout" svg:width="1.215cm" svg:height="0.623cm" svg:x="18.256cm" svg:y="11.197cm">
          <text:p><text:span text:style-name="T3">TAi</text:span></text:p>
        </draw:rect>
        <draw:rect draw:style-name="gr8" draw:text-style-name="P5" xml:id="id17" draw:id="id17" draw:layer="layout" svg:width="1.004cm" svg:height="0.416cm" svg:x="10.863cm" svg:y="11.3cm">
          <text:p/>
        </draw:rect>
        <draw:connector draw:style-name="gr7" draw:text-style-name="P2" draw:layer="layout" svg:x1="11.867cm" svg:y1="11.508cm" svg:x2="18.256cm" svg:y2="11.508cm" draw:start-shape="id17" draw:start-glue-point="1" draw:end-shape="id18" draw:end-glue-point="3" svg:d="M11867 11508h6389" svg:viewBox="0 0 6390 1">
          <text:p/>
        </draw:connector>
        <draw:frame draw:style-name="gr13" draw:text-style-name="P8" draw:layer="layout" svg:width="3.998cm" svg:height="0.829cm" svg:x="11.94cm" svg:y="10.877cm">
          <draw:text-box>
            <text:p><text:span text:style-name="T6">soTAi_GetFreePortRep</text:span></text:p>
          </draw:text-box>
        </draw:frame>
        <draw:rect draw:style-name="gr6" draw:text-style-name="P4" xml:id="id19" draw:id="id19" draw:layer="layout" svg:width="1.215cm" svg:height="0.623cm" svg:x="1.549cm" svg:y="10.09cm">
          <text:p><text:span text:style-name="T3">SLc</text:span></text:p>
        </draw:rect>
        <draw:rect draw:style-name="gr8" draw:text-style-name="P5" xml:id="id20" draw:id="id20" draw:layer="layout" svg:width="1.004cm" svg:height="0.416cm" svg:x="8.156cm" svg:y="10.193cm">
          <text:p/>
        </draw:rect>
        <draw:connector draw:style-name="gr7" draw:text-style-name="P2" draw:layer="layout" svg:x1="2.764cm" svg:y1="10.401cm" svg:x2="8.156cm" svg:y2="10.401cm" draw:start-shape="id19" draw:start-glue-point="1" draw:end-shape="id20" draw:end-glue-point="3" svg:d="M2764 10401h5392" svg:viewBox="0 0 5393 1">
          <text:p/>
        </draw:connector>
        <draw:rect draw:style-name="gr6" draw:text-style-name="P4" xml:id="id21" draw:id="id21" draw:layer="layout" svg:width="1.215cm" svg:height="0.623cm" svg:x="1.543cm" svg:y="11.191cm">
          <text:p><text:span text:style-name="T3">TAi</text:span></text:p>
        </draw:rect>
        <draw:rect draw:style-name="gr8" draw:text-style-name="P5" xml:id="id22" draw:id="id22" draw:layer="layout" svg:width="1.004cm" svg:height="0.416cm" svg:x="8.15cm" svg:y="11.294cm">
          <text:p/>
        </draw:rect>
        <draw:connector draw:style-name="gr7" draw:text-style-name="P2" draw:layer="layout" svg:x1="2.758cm" svg:y1="11.502cm" svg:x2="8.15cm" svg:y2="11.502cm" draw:start-shape="id21" draw:start-glue-point="1" draw:end-shape="id22" draw:end-glue-point="3" svg:d="M2758 11502h5392" svg:viewBox="0 0 5393 1">
          <text:p/>
        </draw:connector>
        <draw:frame draw:style-name="gr10" draw:text-style-name="P8" draw:layer="layout" svg:width="4.22cm" svg:height="0.445cm" svg:x="2.799cm" svg:y="9.959cm">
          <draw:text-box>
            <text:p><text:span text:style-name="T6">siSLc_CloseActPortCmd</text:span></text:p>
          </draw:text-box>
        </draw:frame>
        <draw:frame draw:style-name="gr10" draw:text-style-name="P8" draw:layer="layout" svg:width="4.22cm" svg:height="0.445cm" svg:x="2.799cm" svg:y="11.059cm">
          <draw:text-box>
            <text:p><text:span text:style-name="T6">siTAi_GetFreePortReq</text:span></text:p>
          </draw:text-box>
        </draw:frame>
        <draw:g xml:id="id23" draw:id="id23">
          <draw:rect draw:style-name="gr9" draw:text-style-name="P7" draw:layer="layout" svg:width="3.899cm" svg:height="3.785cm" svg:x="8.031cm" svg:y="8.839cm" draw:corner-radius="0.25cm">
            <text:p text:style-name="P6"><text:span text:style-name="T4"><text:s/></text:span><text:span text:style-name="T4">Fpt</text:span></text:p>
            <text:p text:style-name="P6"><text:span text:style-name="T5"><text:s text:c="4"/></text:span><text:span text:style-name="T5">pFreePortTable</text:span><text:span text:style-name="T4"> </text:span></text:p>
          </draw:rect>
          <draw:custom-shape draw:style-name="gr11" draw:text-style-name="P10" draw:layer="layout" svg:width="2.828cm" svg:height="1.831cm" svg:x="8.554cm" svg:y="10.128cm">
            <text:p text:style-name="P9"><text:span text:style-name="T5">Dynamic Ports</text:span></text:p>
            <text:p text:style-name="P9"><text:span text:style-name="T5">[32768..65535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rect draw:style-name="gr8" draw:text-style-name="P5" xml:id="id3" draw:id="id3" draw:layer="layout" svg:width="1.004cm" svg:height="0.416cm" svg:x="5.456cm" svg:y="7.057cm">
          <text:p/>
        </draw:rect>
        <draw:rect draw:style-name="gr9" draw:text-style-name="P7" xml:id="id16" draw:id="id16" draw:layer="layout" svg:width="1.983cm" svg:height="1.914cm" svg:x="4.471cm" svg:y="6.99cm" draw:corner-radius="0.25cm">
          <text:p text:style-name="P6"><text:span text:style-name="T4"><text:s/></text:span><text:span text:style-name="T4">Irr</text:span></text:p>
          <text:p text:style-name="P6"><text:span text:style-name="T5"><text:s text:c="4"/></text:span><text:span text:style-name="T5">pInput</text:span><text:span text:style-name="T5"><text:line-break/></text:span><text:span text:style-name="T5"> <text:s text:c="5"/>Request</text:span><text:span text:style-name="T5"><text:line-break/></text:span><text:span text:style-name="T5"> <text:s text:c="5"/>Router</text:span></text:p>
        </draw:rect>
        <draw:g>
          <draw:line draw:style-name="gr14" draw:text-style-name="P2" draw:layer="layout" svg:x1="6.908cm" svg:y1="2.996cm" svg:x2="6.697cm" svg:y2="3.37cm">
            <text:p/>
          </draw:line>
          <draw:frame draw:style-name="gr15" draw:text-style-name="P11" draw:layer="layout" svg:width="0.417cm" svg:height="0.369cm" svg:x="6.744cm" svg:y="2.688cm">
            <draw:text-box>
              <text:p><text:span text:style-name="T7">16</text:span></text:p>
            </draw:text-box>
          </draw:frame>
        </draw:g>
        <draw:g>
          <draw:line draw:style-name="gr14" draw:text-style-name="P2" draw:layer="layout" svg:x1="11.55cm" svg:y1="7.772cm" svg:x2="11.339cm" svg:y2="8.146cm">
            <text:p/>
          </draw:line>
          <draw:frame draw:style-name="gr16" draw:text-style-name="P11" draw:layer="layout" svg:width="0.417cm" svg:height="0.369cm" svg:x="11.386cm" svg:y="7.46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text-style-name="P2" draw:layer="layout" svg:x1="12.842cm" svg:y1="5.157cm" svg:x2="12.42cm" svg:y2="5.365cm">
            <text:p/>
          </draw:line>
          <draw:frame draw:style-name="gr16" draw:text-style-name="P11" draw:layer="layout" svg:width="0.544cm" svg:height="0.369cm" svg:x="12.551cm" svg:y="4.84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text-style-name="P2" draw:layer="layout" svg:x1="12.858cm" svg:y1="8.817cm" svg:x2="12.436cm" svg:y2="9.025cm">
            <text:p/>
          </draw:line>
          <draw:frame draw:style-name="gr16" draw:text-style-name="P11" draw:layer="layout" svg:width="0.544cm" svg:height="0.369cm" svg:x="12.567cm" svg:y="8.50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text-style-name="P2" draw:layer="layout" svg:x1="7.541cm" svg:y1="9.045cm" svg:x2="7.119cm" svg:y2="9.253cm">
            <text:p/>
          </draw:line>
          <draw:frame draw:style-name="gr16" draw:text-style-name="P11" draw:layer="layout" svg:width="0.544cm" svg:height="0.369cm" svg:x="7.25cm" svg:y="8.72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text-style-name="P2" draw:layer="layout" svg:x1="7.499cm" svg:y1="6.765cm" svg:x2="7.077cm" svg:y2="6.973cm">
            <text:p/>
          </draw:line>
          <draw:frame draw:style-name="gr16" draw:text-style-name="P11" draw:layer="layout" svg:width="0.544cm" svg:height="0.369cm" svg:x="7.208cm" svg:y="6.44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text-style-name="P2" draw:layer="layout" svg:x1="3.827cm" svg:y1="7.156cm" svg:x2="3.405cm" svg:y2="7.364cm">
            <text:p/>
          </draw:line>
          <draw:frame draw:style-name="gr16" draw:text-style-name="P11" draw:layer="layout" svg:width="0.544cm" svg:height="0.369cm" svg:x="3.536cm" svg:y="6.84cm">
            <draw:text-box>
              <text:p><text:span text:style-name="T7"><text:s/></text:span><text:span text:style-name="T7">16</text:span></text:p>
            </draw:text-box>
          </draw:frame>
        </draw:g>
        <draw:g>
          <draw:line draw:style-name="gr14" draw:text-style-name="P2" draw:layer="layout" svg:x1="16.993cm" svg:y1="3.012cm" svg:x2="16.782cm" svg:y2="3.386cm">
            <text:p/>
          </draw:line>
          <draw:frame draw:style-name="gr16" draw:text-style-name="P11" draw:layer="layout" svg:width="0.417cm" svg:height="0.369cm" svg:x="16.829cm" svg:y="2.70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text-style-name="P2" draw:layer="layout" svg:x1="17.516cm" svg:y1="8.365cm" svg:x2="17.305cm" svg:y2="8.739cm">
            <text:p/>
          </draw:line>
          <draw:frame draw:style-name="gr16" draw:text-style-name="P11" draw:layer="layout" svg:width="0.417cm" svg:height="0.369cm" svg:x="17.352cm" svg:y="8.057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text-style-name="P2" draw:layer="layout" svg:x1="17.516cm" svg:y1="11.366cm" svg:x2="17.305cm" svg:y2="11.74cm">
            <text:p/>
          </draw:line>
          <draw:frame draw:style-name="gr16" draw:text-style-name="P11" draw:layer="layout" svg:width="0.417cm" svg:height="0.369cm" svg:x="17.352cm" svg:y="11.058cm">
            <draw:text-box>
              <text:p><text:span text:style-name="T7">16</text:span></text:p>
            </draw:text-box>
          </draw:frame>
        </draw:g>
        <draw:g>
          <draw:line draw:style-name="gr14" draw:text-style-name="P2" draw:layer="layout" svg:x1="7.308cm" svg:y1="11.397cm" svg:x2="7.097cm" svg:y2="11.771cm">
            <text:p/>
          </draw:line>
          <draw:frame draw:style-name="gr17" draw:text-style-name="P11" draw:layer="layout" svg:width="0.341cm" svg:height="0.369cm" svg:x="7.144cm" svg:y="11.089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text-style-name="P2" draw:layer="layout" svg:x1="7.308cm" svg:y1="10.198cm" svg:x2="7.097cm" svg:y2="10.572cm">
            <text:p/>
          </draw:line>
          <draw:frame draw:style-name="gr15" draw:text-style-name="P11" draw:layer="layout" svg:width="0.417cm" svg:height="0.369cm" svg:x="7.144cm" svg:y="9.89cm">
            <draw:text-box>
              <text:p><text:span text:style-name="T7">16</text:span></text:p>
            </draw:text-box>
          </draw:frame>
        </draw:g>
        <draw:rect draw:style-name="gr6" draw:text-style-name="P4" xml:id="id28" draw:id="id28" draw:layer="layout" svg:width="1.215cm" svg:height="0.623cm" svg:x="18.25cm" svg:y="6.038cm">
          <text:p><text:span text:style-name="T3">TOE</text:span></text:p>
        </draw:rect>
        <draw:connector draw:style-name="gr18" draw:text-style-name="P2" draw:layer="layout" svg:x1="9.98cm" svg:y1="8.839cm" svg:x2="14.408cm" svg:y2="6.567cm" draw:start-shape="id23" draw:start-glue-point="0" draw:end-shape="id24" draw:end-glue-point="3" svg:d="M9980 8839v-2272h4428" svg:viewBox="0 0 4429 2273">
          <text:p/>
        </draw:connector>
        <draw:rect draw:style-name="gr8" draw:text-style-name="P5" xml:id="id26" draw:id="id26" draw:layer="layout" svg:width="1.004cm" svg:height="0.416cm" svg:x="14.408cm" svg:y="5.959cm">
          <text:p/>
        </draw:rect>
        <draw:rect draw:style-name="gr8" draw:text-style-name="P5" xml:id="id24" draw:id="id24" draw:layer="layout" svg:width="1.004cm" svg:height="0.416cm" svg:x="14.408cm" svg:y="6.359cm">
          <text:p/>
        </draw:rect>
        <draw:connector draw:style-name="gr18" draw:text-style-name="P2" draw:layer="layout" svg:x1="9.979cm" svg:y1="5.623cm" svg:x2="14.408cm" svg:y2="6.167cm" draw:start-shape="id25" draw:start-glue-point="2" draw:end-shape="id26" draw:end-glue-point="3" svg:d="M9979 5623v544h4429" svg:viewBox="0 0 4430 545">
          <text:p/>
        </draw:connector>
        <draw:connector draw:style-name="gr18" draw:text-style-name="P2" draw:layer="layout" svg:x1="15.981cm" svg:y1="6.349cm" svg:x2="18.25cm" svg:y2="6.349cm" draw:start-shape="id27" draw:start-glue-point="1" draw:end-shape="id28" draw:end-glue-point="3" svg:d="M15981 6349h2269" svg:viewBox="0 0 2270 1">
          <text:p/>
        </draw:connector>
        <draw:rect draw:style-name="gr9" draw:text-style-name="P7" xml:id="id27" draw:id="id27" draw:layer="layout" svg:width="1.688cm" svg:height="1.165cm" svg:x="14.293cm" svg:y="5.767cm" draw:corner-radius="0.25cm">
          <text:p text:style-name="P6"><text:span text:style-name="T4"><text:s/></text:span><text:span text:style-name="T4">Rdy</text:span></text:p>
          <text:p text:style-name="P6"><text:span text:style-name="T5"><text:s text:c="4"/></text:span><text:span text:style-name="T5">pRead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5H45M27S</meta:editing-duration>
    <meta:editing-cycles>202</meta:editing-cycles>
    <meta:generator>LibreOffice/6.2.8.2$Windows_X86_64 LibreOffice_project/f82ddfca21ebc1e222a662a32b25c0c9d20169ee</meta:generator>
    <dc:date>2020-01-17T10:11:10.360000000</dc:date>
    <dc:creator>Francois Abel</dc:creator>
    <meta:printed-by>Francois Abel</meta:printed-by>
    <meta:print-date>2018-11-01T20:08:16.68</meta:print-date>
    <meta:document-statistic meta:object-count="102"/>
  </office:meta>
</office:document-meta>
</file>